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5862in"/>
    </style:style>
    <style:style style:name="co11" style:family="table-column">
      <style:table-column-properties fo:break-before="auto" style:column-width="1.9835in"/>
    </style:style>
    <style:style style:name="co1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8pt" fo:font-style="normal" fo:text-shadow="none" style:text-underline-style="none" fo:font-weight="normal" style:font-size-asian="8pt" style:font-style-asian="normal" style:font-weight-asian="normal" style:font-name-complex="&quot;Aptos Narrow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Default"/>
        <table:table-column table:style-name="co4" table:default-cell-style-name="Default"/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default-cell-style-name="Default"/>
        <table:table-column table:style-name="co1" table:number-columns-repeated="4" table:default-cell-style-name="ce8"/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 office:value-type="string" calcext:value-type="string">
            <text:p>Time to goal</text:p>
          </table:table-cell>
          <table:table-cell table:style-name="ce6" office:value-type="string" calcext:value-type="string">
            <text:p>Path length</text:p>
          </table:table-cell>
          <table:table-cell table:style-name="Default" office:value-type="string" calcext:value-type="string">
            <text:p>cumulative heading changes</text:p>
          </table:table-cell>
          <table:table-cell table:style-name="Default" office:value-type="string" calcext:value-type="string">
            <text:p>avg_robot_linear_speed</text:p>
          </table:table-cell>
          <table:table-cell table:style-name="ce6" office:value-type="string" calcext:value-type="string">
            <text:p>Social work</text:p>
          </table:table-cell>
          <table:table-cell table:style-name="ce6" office:value-type="string" calcext:value-type="string">
            <text:p>Social work per second</text:p>
          </table:table-cell>
          <table:table-cell table:style-name="ce6" office:value-type="string" calcext:value-type="string">
            <text:p>Average minimum distance</text:p>
          </table:table-cell>
          <table:table-cell table:style-name="Default" office:value-type="string" calcext:value-type="string">
            <text:p>Intimate space intrusion</text:p>
          </table:table-cell>
          <table:table-cell table:style-name="Default" office:value-type="string" calcext:value-type="string">
            <text:p>Personal space intrusion</text:p>
          </table:table-cell>
          <table:table-cell table:style-name="Default" office:value-type="string" calcext:value-type="string">
            <text:p>Social space intrusion</text:p>
          </table:table-cell>
          <table:table-cell table:style-name="Default" office:value-type="string" calcext:value-type="string">
            <text:p>Public space intrusion</text:p>
          </table:table-cell>
          <table:table-cell table:style-name="ce8" office:value-type="string" calcext:value-type="string">
            <text:p>Qualitative metrics</text:p>
          </table:table-cell>
          <table:table-cell office:value-type="string" calcext:value-type="string">
            <text:p>Unobtrusivenss</text:p>
          </table:table-cell>
          <table:table-cell office:value-type="string" calcext:value-type="string">
            <text:p>Friendliness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Avoidance foresight</text:p>
          </table:table-cell>
        </table:table-row>
        <table:table-row table:style-name="ro2">
          <table:table-cell/>
          <table:table-cell table:style-name="ce6" office:value-type="string" calcext:value-type="string">
            <text:p>Pass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WA_SOC_COST(3rd)</text:p>
          </table:table-cell>
          <table:table-cell office:value-type="float" office:value="16.3071398735046" calcext:value-type="float">
            <text:p>16.3071398735046</text:p>
          </table:table-cell>
          <table:table-cell office:value-type="float" office:value="4.11596253959176" calcext:value-type="float">
            <text:p>4.11596253959176</text:p>
          </table:table-cell>
          <table:table-cell office:value-type="float" office:value="1.25834522663156" calcext:value-type="float">
            <text:p>1.25834522663156</text:p>
          </table:table-cell>
          <table:table-cell office:value-type="float" office:value="0.127926287509077" calcext:value-type="float">
            <text:p>0.127926287509077</text:p>
          </table:table-cell>
          <table:table-cell office:value-type="float" office:value="2404.75047728683" calcext:value-type="float">
            <text:p>2404.75047728683</text:p>
          </table:table-cell>
          <table:table-cell office:value-type="float" office:value="142.381908838748" calcext:value-type="float">
            <text:p>142.381908838748</text:p>
          </table:table-cell>
          <table:table-cell office:value-type="float" office:value="1.47213598331081" calcext:value-type="float">
            <text:p>1.47213598331081</text:p>
          </table:table-cell>
          <table:table-cell office:value-type="float" office:value="40.1761144744084" calcext:value-type="float">
            <text:p>40.1761144744084</text:p>
          </table:table-cell>
          <table:table-cell office:value-type="float" office:value="9.24600990643919" calcext:value-type="float">
            <text:p>9.24600990643919</text:p>
          </table:table-cell>
          <table:table-cell office:value-type="float" office:value="49.2019812878371" calcext:value-type="float">
            <text:p>49.2019812878371</text:p>
          </table:table-cell>
          <table:table-cell office:value-type="float" office:value="1.37589433131535" calcext:value-type="float">
            <text:p>1.37589433131535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MPPI_SOC_COST(3rd)</text:p>
          </table:table-cell>
          <table:table-cell office:value-type="float" office:value="11.3191001415253" calcext:value-type="float">
            <text:p>11.3191001415253</text:p>
          </table:table-cell>
          <table:table-cell office:value-type="float" office:value="4.39150600945016" calcext:value-type="float">
            <text:p>4.39150600945016</text:p>
          </table:table-cell>
          <table:table-cell office:value-type="float" office:value="5.53722228666663" calcext:value-type="float">
            <text:p>5.53722228666663</text:p>
          </table:table-cell>
          <table:table-cell office:value-type="float" office:value="0.199147126446865" calcext:value-type="float">
            <text:p>0.199147126446865</text:p>
          </table:table-cell>
          <table:table-cell office:value-type="float" office:value="2325.56286117883" calcext:value-type="float">
            <text:p>2325.56286117883</text:p>
          </table:table-cell>
          <table:table-cell office:value-type="float" office:value="202.428515431446" calcext:value-type="float">
            <text:p>202.428515431446</text:p>
          </table:table-cell>
          <table:table-cell office:value-type="float" office:value="1.83902313153895" calcext:value-type="float">
            <text:p>1.83902313153895</text:p>
          </table:table-cell>
          <table:table-cell office:value-type="float" office:value="23.4612599565532" calcext:value-type="float">
            <text:p>23.4612599565532</text:p>
          </table:table-cell>
          <table:table-cell office:value-type="float" office:value="16.2201303403331" calcext:value-type="float">
            <text:p>16.2201303403331</text:p>
          </table:table-cell>
          <table:table-cell office:value-type="float" office:value="55.756698044895" calcext:value-type="float">
            <text:p>55.756698044895</text:p>
          </table:table-cell>
          <table:table-cell office:value-type="float" office:value="4.56191165821868" calcext:value-type="float">
            <text:p>4.56191165821868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4th)</text:p>
          </table:table-cell>
          <table:table-cell office:value-type="float" office:value="10.2326076030731" calcext:value-type="float">
            <text:p>10.2326076030731</text:p>
          </table:table-cell>
          <table:table-cell office:value-type="float" office:value="4.55598068064241" calcext:value-type="float">
            <text:p>4.55598068064241</text:p>
          </table:table-cell>
          <table:table-cell office:value-type="float" office:value="4.04913596858019" calcext:value-type="float">
            <text:p>4.04913596858019</text:p>
          </table:table-cell>
          <table:table-cell office:value-type="float" office:value="0.199936766519656" calcext:value-type="float">
            <text:p>0.199936766519656</text:p>
          </table:table-cell>
          <table:table-cell office:value-type="float" office:value="1994.32749455437" calcext:value-type="float">
            <text:p>1994.32749455437</text:p>
          </table:table-cell>
          <table:table-cell office:value-type="float" office:value="181.716718528277" calcext:value-type="float">
            <text:p>181.716718528277</text:p>
          </table:table-cell>
          <table:table-cell office:value-type="float" office:value="2.37741413234203" calcext:value-type="float">
            <text:p>2.37741413234203</text:p>
          </table:table-cell>
          <table:table-cell office:value-type="float" office:value="9.2896174863388" calcext:value-type="float">
            <text:p>9.2896174863388</text:p>
          </table:table-cell>
          <table:table-cell office:value-type="float" office:value="12.3341139734582" calcext:value-type="float">
            <text:p>12.3341139734582</text:p>
          </table:table-cell>
          <table:table-cell office:value-type="float" office:value="72.8337236533958" calcext:value-type="float">
            <text:p>72.8337236533958</text:p>
          </table:table-cell>
          <table:table-cell office:value-type="float" office:value="5.54254488680718" calcext:value-type="float">
            <text:p>5.54254488680718</text:p>
          </table:table-cell>
          <table:table-cell/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Overtakin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PPI_SOC_COST(2nd)</text:p>
          </table:table-cell>
          <table:table-cell office:value-type="float" office:value="12.6821227073669" calcext:value-type="float">
            <text:p>12.6821227073669</text:p>
          </table:table-cell>
          <table:table-cell office:value-type="float" office:value="5.50519117302694" calcext:value-type="float">
            <text:p>5.50519117302694</text:p>
          </table:table-cell>
          <table:table-cell office:value-type="float" office:value="5.77378989272285" calcext:value-type="float">
            <text:p>5.77378989272285</text:p>
          </table:table-cell>
          <table:table-cell office:value-type="float" office:value="0.2033759676183" calcext:value-type="float">
            <text:p>0.2033759676183</text:p>
          </table:table-cell>
          <table:table-cell office:value-type="float" office:value="2435.06093644297" calcext:value-type="float">
            <text:p>2435.06093644297</text:p>
          </table:table-cell>
          <table:table-cell office:value-type="float" office:value="182.028079171515" calcext:value-type="float">
            <text:p>182.028079171515</text:p>
          </table:table-cell>
          <table:table-cell office:value-type="float" office:value="0.508652803701286" calcext:value-type="float">
            <text:p>0.508652803701286</text:p>
          </table:table-cell>
          <table:table-cell office:value-type="float" office:value="35.1535836177474" calcext:value-type="float">
            <text:p>35.1535836177474</text:p>
          </table:table-cell>
          <table:table-cell office:value-type="float" office:value="64.8464163822526" calcext:value-type="float">
            <text:p>64.84641638225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SOC_MPPI(3rd)</text:p>
          </table:table-cell>
          <table:table-cell office:value-type="float" office:value="15.370655298233" calcext:value-type="float">
            <text:p>15.370655298233</text:p>
          </table:table-cell>
          <table:table-cell office:value-type="float" office:value="5.49811761307353" calcext:value-type="float">
            <text:p>5.49811761307353</text:p>
          </table:table-cell>
          <table:table-cell office:value-type="float" office:value="7.81185490675035" calcext:value-type="float">
            <text:p>7.81185490675035</text:p>
          </table:table-cell>
          <table:table-cell office:value-type="float" office:value="0.208391297159552" calcext:value-type="float">
            <text:p>0.208391297159552</text:p>
          </table:table-cell>
          <table:table-cell office:value-type="float" office:value="2219.29878828819" calcext:value-type="float">
            <text:p>2219.29878828819</text:p>
          </table:table-cell>
          <table:table-cell office:value-type="float" office:value="138.982049297052" calcext:value-type="float">
            <text:p>138.982049297052</text:p>
          </table:table-cell>
          <table:table-cell office:value-type="float" office:value="0.730733822354075" calcext:value-type="float">
            <text:p>0.730733822354075</text:p>
          </table:table-cell>
          <table:table-cell office:value-type="float" office:value="23.1132075471698" calcext:value-type="float">
            <text:p>23.1132075471698</text:p>
          </table:table-cell>
          <table:table-cell office:value-type="float" office:value="59.1391509433962" calcext:value-type="float">
            <text:p>59.1391509433962</text:p>
          </table:table-cell>
          <table:table-cell office:value-type="float" office:value="17.747641509434" calcext:value-type="float">
            <text:p>17.7476415094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60.0463576316834" calcext:value-type="float">
            <text:p>60.0463576316834</text:p>
          </table:table-cell>
          <table:table-cell office:value-type="float" office:value="3.86193964076232" calcext:value-type="float">
            <text:p>3.86193964076232</text:p>
          </table:table-cell>
          <table:table-cell office:value-type="float" office:value="7.53582239879126" calcext:value-type="float">
            <text:p>7.53582239879126</text:p>
          </table:table-cell>
          <table:table-cell office:value-type="float" office:value="0.0414355201259872" calcext:value-type="float">
            <text:p>0.0414355201259872</text:p>
          </table:table-cell>
          <table:table-cell office:value-type="float" office:value="11509.6090402883" calcext:value-type="float">
            <text:p>11509.6090402883</text:p>
          </table:table-cell>
          <table:table-cell office:value-type="float" office:value="191.678721145532" calcext:value-type="float">
            <text:p>191.678721145532</text:p>
          </table:table-cell>
          <table:table-cell office:value-type="float" office:value="0.995910243187962" calcext:value-type="float">
            <text:p>0.995910243187962</text:p>
          </table:table-cell>
          <table:table-cell office:value-type="float" office:value="0" calcext:value-type="float">
            <text:p>0</text:p>
          </table:table-cell>
          <table:table-cell office:value-type="float" office:value="73.6240601503759" calcext:value-type="float">
            <text:p>73.6240601503759</text:p>
          </table:table-cell>
          <table:table-cell office:value-type="float" office:value="26.3759398496241" calcext:value-type="float">
            <text:p>26.3759398496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1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OC_DWA(2nd)</text:p>
          </table:table-cell>
          <table:table-cell office:value-type="float" office:value="11.7964498996735" calcext:value-type="float">
            <text:p>11.7964498996735</text:p>
          </table:table-cell>
          <table:table-cell office:value-type="float" office:value="4.0367833366329" calcext:value-type="float">
            <text:p>4.0367833366329</text:p>
          </table:table-cell>
          <table:table-cell office:value-type="float" office:value="2.20496810427477" calcext:value-type="float">
            <text:p>2.20496810427477</text:p>
          </table:table-cell>
          <table:table-cell office:value-type="float" office:value="0.158116006159282" calcext:value-type="float">
            <text:p>0.158116006159282</text:p>
          </table:table-cell>
          <table:table-cell office:value-type="float" office:value="3243.78281369689" calcext:value-type="float">
            <text:p>3243.78281369689</text:p>
          </table:table-cell>
          <table:table-cell office:value-type="float" office:value="259.488207654404" calcext:value-type="float">
            <text:p>259.488207654404</text:p>
          </table:table-cell>
          <table:table-cell office:value-type="float" office:value="1.23341915194495" calcext:value-type="float">
            <text:p>1.23341915194495</text:p>
          </table:table-cell>
          <table:table-cell office:value-type="float" office:value="0" calcext:value-type="float">
            <text:p>0</text:p>
          </table:table-cell>
          <table:table-cell office:value-type="float" office:value="66.8017835427645" calcext:value-type="float">
            <text:p>66.8017835427645</text:p>
          </table:table-cell>
          <table:table-cell office:value-type="float" office:value="33.1982164572355" calcext:value-type="float">
            <text:p>33.19821645723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WA(5th)</text:p>
          </table:table-cell>
          <table:table-cell office:value-type="float" office:value="13.1418564319611" calcext:value-type="float">
            <text:p>13.1418564319611</text:p>
          </table:table-cell>
          <table:table-cell office:value-type="float" office:value="4.22489083533896" calcext:value-type="float">
            <text:p>4.22489083533896</text:p>
          </table:table-cell>
          <table:table-cell office:value-type="float" office:value="2.39084600926045" calcext:value-type="float">
            <text:p>2.39084600926045</text:p>
          </table:table-cell>
          <table:table-cell office:value-type="float" office:value="0.109908236960135" calcext:value-type="float">
            <text:p>0.109908236960135</text:p>
          </table:table-cell>
          <table:table-cell office:value-type="float" office:value="3822.95948054847" calcext:value-type="float">
            <text:p>3822.95948054847</text:p>
          </table:table-cell>
          <table:table-cell office:value-type="float" office:value="276.332114368537" calcext:value-type="float">
            <text:p>276.332114368537</text:p>
          </table:table-cell>
          <table:table-cell office:value-type="float" office:value="0.662857139326497" calcext:value-type="float">
            <text:p>0.662857139326497</text:p>
          </table:table-cell>
          <table:table-cell office:value-type="float" office:value="49.2703045685279" calcext:value-type="float">
            <text:p>49.2703045685279</text:p>
          </table:table-cell>
          <table:table-cell office:value-type="float" office:value="33.4073604060914" calcext:value-type="float">
            <text:p>33.4073604060914</text:p>
          </table:table-cell>
          <table:table-cell office:value-type="float" office:value="17.3223350253807" calcext:value-type="float">
            <text:p>17.3223350253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2nd)</text:p>
          </table:table-cell>
          <table:table-cell office:value-type="float" office:value="11.2893104553223" calcext:value-type="float">
            <text:p>11.2893104553223</text:p>
          </table:table-cell>
          <table:table-cell office:value-type="float" office:value="4.38712722822427" calcext:value-type="float">
            <text:p>4.38712722822427</text:p>
          </table:table-cell>
          <table:table-cell office:value-type="float" office:value="3.32995691635133" calcext:value-type="float">
            <text:p>3.32995691635133</text:p>
          </table:table-cell>
          <table:table-cell office:value-type="float" office:value="0.147660979237524" calcext:value-type="float">
            <text:p>0.147660979237524</text:p>
          </table:table-cell>
          <table:table-cell office:value-type="float" office:value="3767.68933901627" calcext:value-type="float">
            <text:p>3767.68933901627</text:p>
          </table:table-cell>
          <table:table-cell office:value-type="float" office:value="313.705030914121" calcext:value-type="float">
            <text:p>313.705030914121</text:p>
          </table:table-cell>
          <table:table-cell office:value-type="float" office:value="1.18380718821088" calcext:value-type="float">
            <text:p>1.18380718821088</text:p>
          </table:table-cell>
          <table:table-cell office:value-type="float" office:value="0" calcext:value-type="float">
            <text:p>0</text:p>
          </table:table-cell>
          <table:table-cell office:value-type="float" office:value="66.9463087248322" calcext:value-type="float">
            <text:p>66.9463087248322</text:p>
          </table:table-cell>
          <table:table-cell office:value-type="float" office:value="33.0536912751678" calcext:value-type="float">
            <text:p>33.053691275167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office:value-type="float" office:value="9.32551908493042" calcext:value-type="float">
            <text:p>9.32551908493042</text:p>
          </table:table-cell>
          <table:table-cell office:value-type="float" office:value="3.79009178935069" calcext:value-type="float">
            <text:p>3.79009178935069</text:p>
          </table:table-cell>
          <table:table-cell office:value-type="float" office:value="2.6842086900245" calcext:value-type="float">
            <text:p>2.6842086900245</text:p>
          </table:table-cell>
          <table:table-cell office:value-type="float" office:value="0.188217547424958" calcext:value-type="float">
            <text:p>0.188217547424958</text:p>
          </table:table-cell>
          <table:table-cell office:value-type="float" office:value="1675.97814131253" calcext:value-type="float">
            <text:p>1675.97814131253</text:p>
          </table:table-cell>
          <table:table-cell office:value-type="float" office:value="166.998506541647" calcext:value-type="float">
            <text:p>166.998506541647</text:p>
          </table:table-cell>
          <table:table-cell office:value-type="float" office:value="0.673876099151492" calcext:value-type="float">
            <text:p>0.673876099151492</text:p>
          </table:table-cell>
          <table:table-cell office:value-type="float" office:value="29.0771909460244" calcext:value-type="float">
            <text:p>29.0771909460244</text:p>
          </table:table-cell>
          <table:table-cell office:value-type="float" office:value="57.5159605339524" calcext:value-type="float">
            <text:p>57.5159605339524</text:p>
          </table:table-cell>
          <table:table-cell office:value-type="float" office:value="13.4068485200232" calcext:value-type="float">
            <text:p>13.4068485200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.5" calcext:value-type="float">
            <text:p>3.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1st)</text:p>
          </table:table-cell>
          <table:table-cell office:value-type="float" office:value="12.2602646350861" calcext:value-type="float">
            <text:p>12.2602646350861</text:p>
          </table:table-cell>
          <table:table-cell office:value-type="float" office:value="4.58083476920364" calcext:value-type="float">
            <text:p>4.58083476920364</text:p>
          </table:table-cell>
          <table:table-cell office:value-type="float" office:value="5.89441244498002" calcext:value-type="float">
            <text:p>5.89441244498002</text:p>
          </table:table-cell>
          <table:table-cell office:value-type="float" office:value="0.179272450457502" calcext:value-type="float">
            <text:p>0.179272450457502</text:p>
          </table:table-cell>
          <table:table-cell office:value-type="float" office:value="3302.61210255974" calcext:value-type="float">
            <text:p>3302.61210255974</text:p>
          </table:table-cell>
          <table:table-cell office:value-type="float" office:value="252.495674743641" calcext:value-type="float">
            <text:p>252.495674743641</text:p>
          </table:table-cell>
          <table:table-cell office:value-type="float" office:value="1.06055769858622" calcext:value-type="float">
            <text:p>1.06055769858622</text:p>
          </table:table-cell>
          <table:table-cell office:value-type="float" office:value="14.4434628975265" calcext:value-type="float">
            <text:p>14.4434628975265</text:p>
          </table:table-cell>
          <table:table-cell office:value-type="float" office:value="58.3038869257951" calcext:value-type="float">
            <text:p>58.3038869257951</text:p>
          </table:table-cell>
          <table:table-cell office:value-type="float" office:value="27.2526501766784" calcext:value-type="float">
            <text:p>27.2526501766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_SOC_COST(2nd)</text:p>
          </table:table-cell>
          <table:table-cell office:value-type="float" office:value="15.5077085494995" calcext:value-type="float">
            <text:p>15.5077085494995</text:p>
          </table:table-cell>
          <table:table-cell office:value-type="float" office:value="4.71149105936492" calcext:value-type="float">
            <text:p>4.71149105936492</text:p>
          </table:table-cell>
          <table:table-cell office:value-type="float" office:value="4.75398451435807" calcext:value-type="float">
            <text:p>4.75398451435807</text:p>
          </table:table-cell>
          <table:table-cell office:value-type="float" office:value="0.0816502748074524" calcext:value-type="float">
            <text:p>0.0816502748074524</text:p>
          </table:table-cell>
          <table:table-cell office:value-type="float" office:value="7118.65248467893" calcext:value-type="float">
            <text:p>7118.65248467893</text:p>
          </table:table-cell>
          <table:table-cell office:value-type="float" office:value="436.283233089856" calcext:value-type="float">
            <text:p>436.283233089856</text:p>
          </table:table-cell>
          <table:table-cell office:value-type="float" office:value="0.704602796987325" calcext:value-type="float">
            <text:p>0.704602796987325</text:p>
          </table:table-cell>
          <table:table-cell office:value-type="float" office:value="42.1254801536492" calcext:value-type="float">
            <text:p>42.1254801536492</text:p>
          </table:table-cell>
          <table:table-cell office:value-type="float" office:value="41.6133162612036" calcext:value-type="float">
            <text:p>41.6133162612036</text:p>
          </table:table-cell>
          <table:table-cell office:value-type="float" office:value="16.2612035851472" calcext:value-type="float">
            <text:p>16.26120358514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62.5506601333618" calcext:value-type="float">
            <text:p>62.5506601333618</text:p>
          </table:table-cell>
          <table:table-cell office:value-type="float" office:value="3.9565557466853" calcext:value-type="float">
            <text:p>3.9565557466853</text:p>
          </table:table-cell>
          <table:table-cell office:value-type="float" office:value="11.1327623332143" calcext:value-type="float">
            <text:p>11.1327623332143</text:p>
          </table:table-cell>
          <table:table-cell office:value-type="float" office:value="0.0348825358093999" calcext:value-type="float">
            <text:p>0.0348825358093999</text:p>
          </table:table-cell>
          <table:table-cell office:value-type="float" office:value="115039.198270272" calcext:value-type="float">
            <text:p>115039.198270272</text:p>
          </table:table-cell>
          <table:table-cell office:value-type="float" office:value="1839.13643796887" calcext:value-type="float">
            <text:p>1839.13643796887</text:p>
          </table:table-cell>
          <table:table-cell office:value-type="float" office:value="0.626497207184235" calcext:value-type="float">
            <text:p>0.626497207184235</text:p>
          </table:table-cell>
          <table:table-cell office:value-type="float" office:value="42.5520374262662" calcext:value-type="float">
            <text:p>42.5520374262662</text:p>
          </table:table-cell>
          <table:table-cell office:value-type="float" office:value="44.7081158044613" calcext:value-type="float">
            <text:p>44.7081158044613</text:p>
          </table:table-cell>
          <table:table-cell office:value-type="float" office:value="12.7398467692725" calcext:value-type="float">
            <text:p>12.7398467692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1st)</text:p>
          </table:table-cell>
          <table:table-cell office:value-type="float" office:value="17.5491075515747" calcext:value-type="float">
            <text:p>17.5491075515747</text:p>
          </table:table-cell>
          <table:table-cell office:value-type="float" office:value="5.92913979472174" calcext:value-type="float">
            <text:p>5.92913979472174</text:p>
          </table:table-cell>
          <table:table-cell office:value-type="float" office:value="7.73193155120279" calcext:value-type="float">
            <text:p>7.73193155120279</text:p>
          </table:table-cell>
          <table:table-cell office:value-type="float" office:value="0.169884356558422" calcext:value-type="float">
            <text:p>0.169884356558422</text:p>
          </table:table-cell>
          <table:table-cell office:value-type="float" office:value="82405.9979760169" calcext:value-type="float">
            <text:p>82405.9979760169</text:p>
          </table:table-cell>
          <table:table-cell office:value-type="float" office:value="4237.51367054015" calcext:value-type="float">
            <text:p>4237.51367054015</text:p>
          </table:table-cell>
          <table:table-cell office:value-type="float" office:value="0.668892091903691" calcext:value-type="float">
            <text:p>0.668892091903691</text:p>
          </table:table-cell>
          <table:table-cell office:value-type="float" office:value="33.7640977443609" calcext:value-type="float">
            <text:p>33.7640977443609</text:p>
          </table:table-cell>
          <table:table-cell office:value-type="float" office:value="48.0733082706767" calcext:value-type="float">
            <text:p>48.0733082706767</text:p>
          </table:table-cell>
          <table:table-cell office:value-type="float" office:value="18.1625939849624" calcext:value-type="float">
            <text:p>18.16259398496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15.500292301178" calcext:value-type="float">
            <text:p>15.500292301178</text:p>
          </table:table-cell>
          <table:table-cell office:value-type="float" office:value="6.16599102970098" calcext:value-type="float">
            <text:p>6.16599102970098</text:p>
          </table:table-cell>
          <table:table-cell office:value-type="float" office:value="9.47812351489125" calcext:value-type="float">
            <text:p>9.47812351489125</text:p>
          </table:table-cell>
          <table:table-cell office:value-type="float" office:value="0.18497855163934" calcext:value-type="float">
            <text:p>0.18497855163934</text:p>
          </table:table-cell>
          <table:table-cell office:value-type="float" office:value="31114.3224991681" calcext:value-type="float">
            <text:p>31114.3224991681</text:p>
          </table:table-cell>
          <table:table-cell office:value-type="float" office:value="1919.11966052301" calcext:value-type="float">
            <text:p>1919.11966052301</text:p>
          </table:table-cell>
          <table:table-cell office:value-type="float" office:value="0.668966460101103" calcext:value-type="float">
            <text:p>0.668966460101103</text:p>
          </table:table-cell>
          <table:table-cell office:value-type="float" office:value="37.1309771309771" calcext:value-type="float">
            <text:p>37.1309771309771</text:p>
          </table:table-cell>
          <table:table-cell office:value-type="float" office:value="53.1392931392931" calcext:value-type="float">
            <text:p>53.1392931392931</text:p>
          </table:table-cell>
          <table:table-cell office:value-type="float" office:value="9.72972972972973" calcext:value-type="float">
            <text:p>9.729729729729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23.1741981506348" calcext:value-type="float">
            <text:p>23.1741981506348</text:p>
          </table:table-cell>
          <table:table-cell office:value-type="float" office:value="4.57869556267201" calcext:value-type="float">
            <text:p>4.57869556267201</text:p>
          </table:table-cell>
          <table:table-cell office:value-type="float" office:value="8.74881641919211" calcext:value-type="float">
            <text:p>8.74881641919211</text:p>
          </table:table-cell>
          <table:table-cell office:value-type="float" office:value="0.120535455206151" calcext:value-type="float">
            <text:p>0.120535455206151</text:p>
          </table:table-cell>
          <table:table-cell table:style-name="ce7" office:value-type="float" office:value="13385.7801991997" calcext:value-type="float">
            <text:p>13385.7801991997</text:p>
          </table:table-cell>
          <table:table-cell table:style-name="ce7" office:value-type="float" office:value="554.336404607373" calcext:value-type="float">
            <text:p>554.336404607373</text:p>
          </table:table-cell>
          <table:table-cell office:value-type="float" office:value="0.559125076576871" calcext:value-type="float">
            <text:p>0.559125076576871</text:p>
          </table:table-cell>
          <table:table-cell office:value-type="float" office:value="49.0069982977114" calcext:value-type="float">
            <text:p>49.0069982977114</text:p>
          </table:table-cell>
          <table:table-cell office:value-type="float" office:value="41.7249858142614" calcext:value-type="float">
            <text:p>41.7249858142614</text:p>
          </table:table-cell>
          <table:table-cell office:value-type="float" office:value="9.26801588802724" calcext:value-type="float">
            <text:p>9.268015888027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66" calcext:value-type="float">
            <text:p>3.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office:value-type="float" office:value="15.8087751865387" calcext:value-type="float">
            <text:p>15.8087751865387</text:p>
          </table:table-cell>
          <table:table-cell office:value-type="float" office:value="4.66324697282899" calcext:value-type="float">
            <text:p>4.66324697282899</text:p>
          </table:table-cell>
          <table:table-cell office:value-type="float" office:value="4.57580795061212" calcext:value-type="float">
            <text:p>4.57580795061212</text:p>
          </table:table-cell>
          <table:table-cell office:value-type="float" office:value="0.161542294992686" calcext:value-type="float">
            <text:p>0.161542294992686</text:p>
          </table:table-cell>
          <table:table-cell table:style-name="ce7" office:value-type="float" office:value="2894.1793205191" calcext:value-type="float">
            <text:p>2894.1793205191</text:p>
          </table:table-cell>
          <table:table-cell table:style-name="ce7" office:value-type="float" office:value="174.952286542117" calcext:value-type="float">
            <text:p>174.952286542117</text:p>
          </table:table-cell>
          <table:table-cell office:value-type="float" office:value="0.169989661635882" calcext:value-type="float">
            <text:p>0.169989661635882</text:p>
          </table:table-cell>
          <table:table-cell office:value-type="float" office:value="82.2897196261682" calcext:value-type="float">
            <text:p>82.2897196261682</text:p>
          </table:table-cell>
          <table:table-cell office:value-type="float" office:value="17.7102803738318" calcext:value-type="float">
            <text:p>17.71028037383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(1st)</text:p>
          </table:table-cell>
          <table:table-cell office:value-type="float" office:value="19.4818015098572" calcext:value-type="float">
            <text:p>19.4818015098572</text:p>
          </table:table-cell>
          <table:table-cell office:value-type="float" office:value="6.93065063883254" calcext:value-type="float">
            <text:p>6.93065063883254</text:p>
          </table:table-cell>
          <table:table-cell office:value-type="float" office:value="22.5569483118127" calcext:value-type="float">
            <text:p>22.5569483118127</text:p>
          </table:table-cell>
          <table:table-cell office:value-type="float" office:value="0.183931595082248" calcext:value-type="float">
            <text:p>0.183931595082248</text:p>
          </table:table-cell>
          <table:table-cell table:style-name="ce7" office:value-type="float" office:value="13811.5686422825" calcext:value-type="float">
            <text:p>13811.5686422825</text:p>
          </table:table-cell>
          <table:table-cell table:style-name="ce7" office:value-type="float" office:value="683.599588289084" calcext:value-type="float">
            <text:p>683.599588289084</text:p>
          </table:table-cell>
          <table:table-cell office:value-type="float" office:value="0.489255378049643" calcext:value-type="float">
            <text:p>0.489255378049643</text:p>
          </table:table-cell>
          <table:table-cell office:value-type="float" office:value="44.9653485527925" calcext:value-type="float">
            <text:p>44.9653485527925</text:p>
          </table:table-cell>
          <table:table-cell office:value-type="float" office:value="44.3130860171219" calcext:value-type="float">
            <text:p>44.3130860171219</text:p>
          </table:table-cell>
          <table:table-cell office:value-type="float" office:value="10.7215654300856" calcext:value-type="float">
            <text:p>10.7215654300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3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14.0762116909027" calcext:value-type="float">
            <text:p>14.0762116909027</text:p>
          </table:table-cell>
          <table:table-cell office:value-type="float" office:value="5.01476618752023" calcext:value-type="float">
            <text:p>5.01476618752023</text:p>
          </table:table-cell>
          <table:table-cell office:value-type="float" office:value="3.47903636744991" calcext:value-type="float">
            <text:p>3.47903636744991</text:p>
          </table:table-cell>
          <table:table-cell office:value-type="float" office:value="0.17946504431086" calcext:value-type="float">
            <text:p>0.17946504431086</text:p>
          </table:table-cell>
          <table:table-cell office:value-type="float" office:value="5470.32300531332" calcext:value-type="float">
            <text:p>5470.32300531332</text:p>
          </table:table-cell>
          <table:table-cell office:value-type="float" office:value="340.122249688252" calcext:value-type="float">
            <text:p>340.122249688252</text:p>
          </table:table-cell>
          <table:table-cell office:value-type="float" office:value="1.7782960905774" calcext:value-type="float">
            <text:p>1.7782960905774</text:p>
          </table:table-cell>
          <table:table-cell office:value-type="float" office:value="24.1841914430747" calcext:value-type="float">
            <text:p>24.1841914430747</text:p>
          </table:table-cell>
          <table:table-cell office:value-type="float" office:value="11.8564176939811" calcext:value-type="float">
            <text:p>11.8564176939811</text:p>
          </table:table-cell>
          <table:table-cell office:value-type="float" office:value="53.7345902828136" calcext:value-type="float">
            <text:p>53.7345902828136</text:p>
          </table:table-cell>
          <table:table-cell office:value-type="float" office:value="10.2248005801305" calcext:value-type="float">
            <text:p>10.2248005801305</text:p>
          </table:table-cell>
          <table:table-cell/>
          <table:table-cell table:number-columns-repeated="2" office:value-type="float" office:value="4.3" calcext:value-type="float">
            <text:p>4.3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MPPI(1st)</text:p>
          </table:table-cell>
          <table:table-cell office:value-type="float" office:value="19.0547962188721" calcext:value-type="float">
            <text:p>19.0547962188721</text:p>
          </table:table-cell>
          <table:table-cell office:value-type="float" office:value="4.50928858116346" calcext:value-type="float">
            <text:p>4.50928858116346</text:p>
          </table:table-cell>
          <table:table-cell office:value-type="float" office:value="4.84767566659805" calcext:value-type="float">
            <text:p>4.84767566659805</text:p>
          </table:table-cell>
          <table:table-cell office:value-type="float" office:value="0.178226628158537" calcext:value-type="float">
            <text:p>0.178226628158537</text:p>
          </table:table-cell>
          <table:table-cell table:style-name="ce7" office:value-type="float" office:value="2760.72678001723" calcext:value-type="float">
            <text:p>2760.72678001723</text:p>
          </table:table-cell>
          <table:table-cell table:style-name="ce7" office:value-type="float" office:value="139.425750196955" calcext:value-type="float">
            <text:p>139.425750196955</text:p>
          </table:table-cell>
          <table:table-cell office:value-type="float" office:value="1.14719125520052" calcext:value-type="float">
            <text:p>1.14719125520052</text:p>
          </table:table-cell>
          <table:table-cell office:value-type="float" office:value="34.5026178010471" calcext:value-type="float">
            <text:p>34.5026178010471</text:p>
          </table:table-cell>
          <table:table-cell office:value-type="float" office:value="22.565445026178" calcext:value-type="float">
            <text:p>22.565445026178</text:p>
          </table:table-cell>
          <table:table-cell office:value-type="float" office:value="42.9319371727749" calcext:value-type="float">
            <text:p>42.9319371727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MPPI_SOC_COST(1st)</text:p>
          </table:table-cell>
          <table:table-cell office:value-type="float" office:value="12.2447278499603" calcext:value-type="float">
            <text:p>12.2447278499603</text:p>
          </table:table-cell>
          <table:table-cell office:value-type="float" office:value="5.09901102541833" calcext:value-type="float">
            <text:p>5.09901102541833</text:p>
          </table:table-cell>
          <table:table-cell office:value-type="float" office:value="4.10966929915332" calcext:value-type="float">
            <text:p>4.10966929915332</text:p>
          </table:table-cell>
          <table:table-cell office:value-type="float" office:value="0.19410409443847" calcext:value-type="float">
            <text:p>0.19410409443847</text:p>
          </table:table-cell>
          <table:table-cell office:value-type="float" office:value="5630.83690156043" calcext:value-type="float">
            <text:p>5630.83690156043</text:p>
          </table:table-cell>
          <table:table-cell office:value-type="float" office:value="432.297911728466" calcext:value-type="float">
            <text:p>432.297911728466</text:p>
          </table:table-cell>
          <table:table-cell office:value-type="float" office:value="1.66919790334249" calcext:value-type="float">
            <text:p>1.66919790334249</text:p>
          </table:table-cell>
          <table:table-cell office:value-type="float" office:value="21.1097204839383" calcext:value-type="float">
            <text:p>21.1097204839383</text:p>
          </table:table-cell>
          <table:table-cell office:value-type="float" office:value="22.8619107217355" calcext:value-type="float">
            <text:p>22.8619107217355</text:p>
          </table:table-cell>
          <table:table-cell office:value-type="float" office:value="56.0283687943262" calcext:value-type="float">
            <text:p>56.02836879432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4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23.2398056983948" calcext:value-type="float">
            <text:p>23.2398056983948</text:p>
          </table:table-cell>
          <table:table-cell office:value-type="float" office:value="5.16434906827462" calcext:value-type="float">
            <text:p>5.16434906827462</text:p>
          </table:table-cell>
          <table:table-cell office:value-type="float" office:value="4.31757736219025" calcext:value-type="float">
            <text:p>4.31757736219025</text:p>
          </table:table-cell>
          <table:table-cell office:value-type="float" office:value="0.146140345093969" calcext:value-type="float">
            <text:p>0.146140345093969</text:p>
          </table:table-cell>
          <table:table-cell office:value-type="float" office:value="3157.64509433426" calcext:value-type="float">
            <text:p>3157.64509433426</text:p>
          </table:table-cell>
          <table:table-cell office:value-type="float" office:value="130.83603724875" calcext:value-type="float">
            <text:p>130.83603724875</text:p>
          </table:table-cell>
          <table:table-cell office:value-type="float" office:value="0.956338100224943" calcext:value-type="float">
            <text:p>0.956338100224943</text:p>
          </table:table-cell>
          <table:table-cell office:value-type="float" office:value="56.7528735632184" calcext:value-type="float">
            <text:p>56.7528735632184</text:p>
          </table:table-cell>
          <table:table-cell office:value-type="float" office:value="15.0862068965517" calcext:value-type="float">
            <text:p>15.0862068965517</text:p>
          </table:table-cell>
          <table:table-cell office:value-type="float" office:value="18.8936781609195" calcext:value-type="float">
            <text:p>18.8936781609195</text:p>
          </table:table-cell>
          <table:table-cell office:value-type="float" office:value="9.26724137931035" calcext:value-type="float">
            <text:p>9.26724137931035</text:p>
          </table:table-cell>
          <table:table-cell/>
          <table:table-cell table:style-name="Default"/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22.5736196041107" calcext:value-type="float">
            <text:p>22.5736196041107</text:p>
          </table:table-cell>
          <table:table-cell office:value-type="float" office:value="6.95011685046504" calcext:value-type="float">
            <text:p>6.95011685046504</text:p>
          </table:table-cell>
          <table:table-cell office:value-type="float" office:value="21.6027966605654" calcext:value-type="float">
            <text:p>21.6027966605654</text:p>
          </table:table-cell>
          <table:table-cell office:value-type="float" office:value="0.141823591786501" calcext:value-type="float">
            <text:p>0.141823591786501</text:p>
          </table:table-cell>
          <table:table-cell office:value-type="float" office:value="3859.3674933438" calcext:value-type="float">
            <text:p>3859.3674933438</text:p>
          </table:table-cell>
          <table:table-cell office:value-type="float" office:value="126.957598250102" calcext:value-type="float">
            <text:p>126.957598250102</text:p>
          </table:table-cell>
          <table:table-cell office:value-type="float" office:value="1.02090302767933" calcext:value-type="float">
            <text:p>1.02090302767933</text:p>
          </table:table-cell>
          <table:table-cell office:value-type="float" office:value="40.3780068728522" calcext:value-type="float">
            <text:p>40.3780068728522</text:p>
          </table:table-cell>
          <table:table-cell office:value-type="float" office:value="37.6002290950745" calcext:value-type="float">
            <text:p>37.6002290950745</text:p>
          </table:table-cell>
          <table:table-cell office:value-type="float" office:value="13.8029782359679" calcext:value-type="float">
            <text:p>13.8029782359679</text:p>
          </table:table-cell>
          <table:table-cell office:value-type="float" office:value="8.21878579610538" calcext:value-type="float">
            <text:p>8.21878579610538</text:p>
          </table:table-cell>
          <table:table-cell/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5th)</text:p>
          </table:table-cell>
          <table:table-cell office:value-type="float" office:value="51.3612341880798" calcext:value-type="float">
            <text:p>51.3612341880798</text:p>
          </table:table-cell>
          <table:table-cell office:value-type="float" office:value="12.0431326520698" calcext:value-type="float">
            <text:p>12.0431326520698</text:p>
          </table:table-cell>
          <table:table-cell office:value-type="float" office:value="36.191311811959" calcext:value-type="float">
            <text:p>36.191311811959</text:p>
          </table:table-cell>
          <table:table-cell office:value-type="float" office:value="0.121763371859454" calcext:value-type="float">
            <text:p>0.121763371859454</text:p>
          </table:table-cell>
          <table:table-cell office:value-type="float" office:value="5015.9880127081" calcext:value-type="float">
            <text:p>5015.9880127081</text:p>
          </table:table-cell>
          <table:table-cell office:value-type="float" office:value="94.2898873558311" calcext:value-type="float">
            <text:p>94.2898873558311</text:p>
          </table:table-cell>
          <table:table-cell office:value-type="float" office:value="0.770977808103554" calcext:value-type="float">
            <text:p>0.770977808103554</text:p>
          </table:table-cell>
          <table:table-cell office:value-type="float" office:value="49.4887525562372" calcext:value-type="float">
            <text:p>49.4887525562372</text:p>
          </table:table-cell>
          <table:table-cell office:value-type="float" office:value="38.464398587098" calcext:value-type="float">
            <text:p>38.464398587098</text:p>
          </table:table-cell>
          <table:table-cell office:value-type="float" office:value="6.04201524446923" calcext:value-type="float">
            <text:p>6.04201524446923</text:p>
          </table:table-cell>
          <table:table-cell office:value-type="float" office:value="6.00483361219558" calcext:value-type="float">
            <text:p>6.00483361219558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hours/>
      <number:text>:</number:text>
      <number:minute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month/>
      <number:text>/</number:text>
      <number:day/>
      <number:text>/</number:text>
      <number:year number:style="long"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  <number:text>-</number:text>
      <number:year/>
    </number:date-style>
    <number:date-style style:name="N155">
      <number:month number:textual="true"/>
      <number:text>-</number:text>
      <number:year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25:51.363913618</meta:creation-date>
    <dc:date>2025-04-04T15:53:57.464962295</dc:date>
    <meta:editing-duration>PT6H53M36S</meta:editing-duration>
    <meta:editing-cycles>12</meta:editing-cycles>
    <meta:generator>LibreOffice/7.3.7.2$Linux_X86_64 LibreOffice_project/30$Build-2</meta:generator>
    <meta:document-statistic meta:table-count="1" meta:cell-count="429" meta:object-count="0"/>
  </office:meta>
</office:document-meta>
</file>